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loext:graphic-properties draw:fill="solid" draw:fill-color="#ffffff"/>
      <style:paragraph-properties fo:margin-top="0.25in" fo:margin-bottom="0.25in" loext:contextual-spacing="false" fo:line-height="100%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1f1f1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ject Titles: </text:span><text:span text:style-name="T2">Build CNN for image colorization using Deep Transfer Learning </text:span></text:p>
      <text:p text:style-name="P1"/>
      <text:p text:style-name="Standard"><text:span text:style-name="T1">Abstract:</text:span></text:p>
      <text:p text:style-name="P3"><text:span text:style-name="T3">Image colorization is a challenging task that involves predicting the colours of a grayscale image. Convolutional neural networks (CNNs) have emerged as a powerful tool for image colorization, but existing CNN-based models often generate unrealistic or colour-inconsistent results.</text:span></text:p>
      <text:p text:style-name="P3"><text:span text:style-name="T3">This project aims to develop a novel CNN architecture for image colorization that can produce high-quality and realistic colourized images. The proposed model is based on a multi-scale residual encoder-decoder framework, which incorporates a variety of techniques to improve the colorization performance, including:</text:span></text:p>
      <text:list xml:id="list1921407665" text:style-name="WWNum1">
        <text:list-item>
          <text:p text:style-name="P4"><text:span text:style-name="T3">A multi-scale feature extraction module to capture rich image features at different scales.</text:span></text:p>
        </text:list-item>
        <text:list-item>
          <text:p text:style-name="P5"><text:span text:style-name="T3">A residual encoder-decoder framework to learn long-range contextual dependencies and to preserve the spatial information of the input image.</text:span></text:p>
        </text:list-item>
        <text:list-item>
          <text:p text:style-name="P6"><text:span text:style-name="T3">A novel attention mechanism to guide the model to focus on the most important image regions during colorization.</text:span></text:p>
        </text:list-item>
      </text:list>
      <text:p text:style-name="P3"><text:span text:style-name="T3">The proposed model is trained on a large dataset of grayscale and colourized image pairs. Once trained, the model can be used to colourize grayscale images in real time.</text:span></text:p>
      <text:p text:style-name="P3"><text:span text:style-name="T3">Keywords: Image colorization, CNN, multi-scale, residual encoder-decoder, attention mechanism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84" meta:character-count="1291" meta:non-whitespace-character-count="1118"/>
    <meta:generator>LibreOfficeDev/6.0.5.2$Linux_X86_64 LibreOffice_project/</meta:generator>
  </office:meta>
</office:document-meta>
</file>